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3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8" style:family="table-cell" style:parent-style-name="Default" style:data-style-name="N108">
      <style:table-cell-properties fo:border-bottom="none" fo:border-left="none" fo:border-right="0.74pt solid #000000" fo:border-top="0.74pt solid #000000"/>
    </style:style>
    <style:style style:name="ce9" style:family="table-cell" style:parent-style-name="Default" style:data-style-name="N108">
      <style:table-cell-properties fo:border-bottom="none" fo:background-color="#ffa6a6" fo:border-left="none" fo:border-right="0.74pt solid #000000" fo:border-top="none"/>
    </style:style>
    <style:style style:name="ce10" style:family="table-cell" style:parent-style-name="Default" style:data-style-name="N108">
      <style:table-cell-properties fo:border-bottom="none" fo:background-color="transparent" fo:border-left="none" fo:border-right="0.74pt solid #000000" fo:border-top="none"/>
    </style:style>
    <style:style style:name="ce11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08">
      <style:table-cell-properties fo:border-bottom="0.74pt solid #000000" fo:border-left="none" fo:border-right="0.74pt solid #000000" fo:border-top="none"/>
    </style:style>
    <style:style style:name="ce13" style:family="table-cell" style:parent-style-name="Default" style:data-style-name="N108">
      <style:table-cell-properties fo:border-bottom="none" fo:background-color="#ffa6a6" fo:border-left="none" fo:border-right="0.74pt solid #000000" fo:border-top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8">
      <style:text-properties style:text-underline-style="none"/>
    </style:style>
    <style:style style:name="ce16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Calka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L.P.</text:p>
          </table:table-cell>
          <table:table-cell table:style-name="ce1" office:value-type="string" calcext:value-type="string">
            <text:p>Czas wykonania</text:p>
          </table:table-cell>
          <table:table-cell/>
          <table:table-cell table:style-name="ce14" office:value-type="string" calcext:value-type="string" table:number-columns-spanned="2" table:number-rows-spanned="1">
            <text:p>Średnie</text:p>
          </table:table-cell>
          <table:covered-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0.102382" calcext:value-type="float">
            <text:p>0,10238</text:p>
          </table:table-cell>
          <table:table-cell/>
          <table:table-cell office:value-type="string" calcext:value-type="string">
            <text:p>L.P.</text:p>
          </table:table-cell>
          <table:table-cell office:value-type="string" calcext:value-type="string">
            <text:p>Czas wykonania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0.089095" calcext:value-type="float">
            <text:p>0,089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AVERAGE([.B3];[.B5];[.B6];[.B7])" office:value-type="float" office:value="0.115296" calcext:value-type="float">
            <text:p>0,1153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.120559" calcext:value-type="float">
            <text:p>0,1205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table:formula="of:=AVERAGE([.B8:.B12])" office:value-type="float" office:value="0.0967894" calcext:value-type="float">
            <text:p>0,09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1173" calcext:value-type="float">
            <text:p>0,1211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6" table:formula="of:=AVERAGE([.B14:.B17])" office:value-type="float" office:value="0.07700775" calcext:value-type="float">
            <text:p>0,0770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0.11707" calcext:value-type="float">
            <text:p>0,117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6" table:formula="of:=AVERAGE([.B18];[.B19];[.B21];[.B22])" office:value-type="float" office:value="0.05493725" calcext:value-type="float">
            <text:p>0,0549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0.096372" calcext:value-type="float">
            <text:p>0,096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6815" calcext:value-type="float">
            <text:p>0,096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8991" calcext:value-type="float">
            <text:p>0,098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4591" calcext:value-type="float">
            <text:p>0,09459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float" office:value="0.097178" calcext:value-type="float">
            <text:p>0,09718</text:p>
          </table:table-cell>
          <table:table-cell table:number-columns-repeated="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3" office:value-type="float" office:value="0.048966" calcext:value-type="float">
            <text:p>0,048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7806" calcext:value-type="float">
            <text:p>0,077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8062" calcext:value-type="float">
            <text:p>0,078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829" calcext:value-type="float">
            <text:p>0,07829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2" office:value-type="float" office:value="0.073873" calcext:value-type="float">
            <text:p>0,07387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float" office:value="0.054219" calcext:value-type="float">
            <text:p>0,0542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5131" calcext:value-type="float">
            <text:p>0,05513</text:p>
          </table:table-cell>
          <table:table-cell table:number-columns-repeated="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float" office:value="0.069413" calcext:value-type="float">
            <text:p>0,0694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988" calcext:value-type="float">
            <text:p>0,05499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2" office:value-type="float" office:value="0.055411" calcext:value-type="float">
            <text:p>0,055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3:53:02.159003216</meta:creation-date>
    <meta:generator>LibreOffice/7.3.7.2$Linux_X86_64 LibreOffice_project/30$Build-2</meta:generator>
    <dc:date>2024-01-13T14:16:33.062013756</dc:date>
    <meta:editing-duration>PT23M27S</meta:editing-duration>
    <meta:editing-cycles>9</meta:editing-cycles>
    <meta:document-statistic meta:table-count="1" meta:cell-count="53" meta:object-count="0"/>
  </office:meta>
</office:document-meta>
</file>